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erif"/>
    <style:font-face style:name="Liberation Serif" svg:font-family="'Liberation Serif'" style:font-family-generic="roman" style:font-pitch="variable"/>
    <style:font-face style:name="Quicksand" svg:font-family="Quicksand, sans-serif"/>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rsid="0012cc0d" officeooo:paragraph-rsid="0012cc0d"/>
    </style:style>
    <style:style style:name="P3" style:family="paragraph" style:parent-style-name="Standard">
      <style:paragraph-properties fo:margin-left="0cm" fo:margin-right="0cm" fo:orphans="2" fo:widows="2" fo:text-indent="0cm" style:auto-text-indent="false"/>
      <style:text-properties officeooo:rsid="0012e27a" officeooo:paragraph-rsid="0012cc0d"/>
    </style:style>
    <style:style style:name="P4" style:family="paragraph" style:parent-style-name="Standard">
      <style:paragraph-properties fo:margin-left="0cm" fo:margin-right="0cm" fo:orphans="2" fo:widows="2" fo:text-indent="0cm" style:auto-text-indent="false"/>
      <style:text-properties officeooo:rsid="0012e27a" officeooo:paragraph-rsid="0012e27a"/>
    </style:style>
    <style:style style:name="P5" style:family="paragraph" style:parent-style-name="Standard">
      <style:paragraph-properties fo:margin-left="0.132cm" fo:margin-right="0.132cm" fo:text-indent="0cm" style:auto-text-indent="false"/>
      <style:text-properties officeooo:rsid="0012e27a" officeooo:paragraph-rsid="0012e27a"/>
    </style:style>
    <style:style style:name="P6" style:family="paragraph" style:parent-style-name="Standard">
      <style:paragraph-properties fo:margin-left="0.132cm" fo:margin-right="0.132cm" fo:text-indent="0cm" style:auto-text-indent="false"/>
    </style:style>
    <style:style style:name="P7" style:family="paragraph" style:parent-style-name="Standard">
      <style:paragraph-properties fo:margin-left="0cm" fo:margin-right="0cm" fo:orphans="2" fo:widows="2" fo:text-indent="0cm" style:auto-text-indent="false"/>
      <style:text-properties fo:font-variant="normal" fo:text-transform="none" fo:color="#ff7676" loext:opacity="100%" fo:letter-spacing="normal" officeooo:rsid="0012e27a" officeooo:paragraph-rsid="0012e27a" loext:padding="0.132cm" loext:border="1.5pt solid #ffffff"/>
    </style:style>
    <style:style style:name="P8" style:family="paragraph" style:parent-style-name="Standard">
      <style:paragraph-properties fo:margin-left="0.132cm" fo:margin-right="0.132cm" fo:text-indent="0cm" style:auto-text-indent="false"/>
      <style:text-properties fo:font-variant="normal" fo:text-transform="none" fo:color="#ff7676" loext:opacity="100%" fo:letter-spacing="normal" officeooo:rsid="0012e27a" officeooo:paragraph-rsid="0012e27a" loext:padding="0.132cm" loext:border="1.5pt solid #ffffff"/>
    </style:style>
    <style:style style:name="P9" style:family="paragraph" style:parent-style-name="Standard">
      <style:paragraph-properties fo:margin-left="0cm" fo:margin-right="0cm" fo:orphans="2" fo:widows="2" fo:text-indent="0cm" style:auto-text-indent="false"/>
      <style:text-properties fo:font-variant="normal" fo:text-transform="none" fo:color="#292929" loext:opacity="100%" style:font-name="Georgia" fo:font-size="13.5pt" fo:letter-spacing="normal" fo:font-style="normal" fo:font-weight="normal" officeooo:rsid="0012e27a" officeooo:paragraph-rsid="0012e27a"/>
    </style:style>
    <style:style style:name="P10" style:family="paragraph" style:parent-style-name="Standard">
      <style:paragraph-properties fo:margin-left="0.132cm" fo:margin-right="0.132cm" fo:text-indent="0cm" style:auto-text-indent="false"/>
      <style:text-properties fo:font-variant="normal" fo:text-transform="none" fo:color="#292929" loext:opacity="100%" style:font-name="Georgia" fo:font-size="13.5pt" fo:letter-spacing="normal" fo:font-style="normal" fo:font-weight="normal" officeooo:rsid="0012e27a" officeooo:paragraph-rsid="0012e27a"/>
    </style:style>
    <style:style style:name="P11" style:family="paragraph" style:parent-style-name="Standard">
      <style:paragraph-properties fo:margin-left="0cm" fo:margin-right="0cm" fo:orphans="2" fo:widows="2" fo:text-indent="0cm" style:auto-text-indent="false"/>
      <style:text-properties officeooo:rsid="0012e27a" officeooo:paragraph-rsid="0012cc0d"/>
    </style:style>
    <style:style style:name="P12" style:family="paragraph" style:parent-style-name="Standard">
      <style:paragraph-properties fo:margin-left="0cm" fo:margin-right="0cm" fo:orphans="2" fo:widows="2" fo:text-indent="0cm" style:auto-text-indent="false"/>
      <style:text-properties officeooo:rsid="0012e27a" officeooo:paragraph-rsid="0012e27a"/>
    </style:style>
    <style:style style:name="P13" style:family="paragraph" style:parent-style-name="Text_20_body">
      <style:paragraph-properties fo:padding="0.049cm" fo:border="0.06pt solid #d9d9e3"/>
    </style:style>
    <style:style style:name="P14" style:family="paragraph" style:parent-style-name="Text_20_body">
      <style:paragraph-properties fo:margin-left="0cm" fo:margin-right="0cm" fo:orphans="2" fo:widows="2" fo:text-indent="0cm" style:auto-text-indent="false"/>
      <style:text-properties officeooo:rsid="0012e27a" officeooo:paragraph-rsid="0012cc0d"/>
    </style:style>
    <style:style style:name="T1" style:family="text">
      <style:text-properties fo:font-variant="normal" fo:text-transform="none" fo:color="#ff7676" loext:opacity="100%" style:font-name="Quicksand" fo:font-size="12pt" fo:letter-spacing="normal" fo:font-style="normal" fo:font-weight="normal"/>
    </style:style>
    <style:style style:name="T2" style:family="text">
      <style:text-properties fo:font-variant="normal" fo:text-transform="none" fo:color="#ff7676" loext:opacity="100%" fo:letter-spacing="normal"/>
    </style:style>
    <style:style style:name="T3" style:family="text">
      <style:text-properties fo:font-variant="normal" fo:text-transform="none" fo:color="#ff7676" loext:opacity="100%" style:font-name="Georgia" fo:font-size="13.5pt" fo:letter-spacing="normal" fo:font-style="normal" fo:font-weight="normal"/>
    </style:style>
    <style:style style:name="T4" style:family="text">
      <style:text-properties fo:font-variant="normal" fo:text-transform="none" fo:color="#292929" loext:opacity="100%" style:font-name="Georgia" fo:font-size="13.5pt" fo:letter-spacing="normal" fo:font-style="normal" fo:font-weight="normal"/>
    </style:style>
    <style:style style:name="T5" style:family="text">
      <style:text-properties fo:font-variant="normal" fo:text-transform="none" fo:color="#292929" loext:opacity="100%" style:font-name="Georgia" fo:font-size="13.5pt" fo:letter-spacing="normal" fo:font-style="normal" fo:font-weight="normal" officeooo:rsid="0012e27a"/>
    </style:style>
    <style:style style:name="T6" style:family="text">
      <style:text-properties style:font-name="Quicksand" fo:font-size="12pt" fo:font-style="normal" fo:font-weight="normal"/>
    </style:style>
    <style:style style:name="T7" style:family="text">
      <style:text-properties officeooo:rsid="0012e27a"/>
    </style:style>
    <style:style style:name="T8" style:family="text">
      <style:text-properties fo:color="#292929" loext:opacity="100%" style:font-name="Quicksand" fo:font-size="12pt" fo:font-style="normal" fo:font-weight="normal"/>
    </style:style>
    <style:style style:name="T9" style:family="text">
      <style:text-properties officeooo:rsid="0013e62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 </text:span><text:span text:style-name="T1">Tâche : décrire des sites intéressant dans votre veille de sécurité informatique pour prouver au jury que vous y êtes très sensible</text:span> </text:p>
      <text:p text:style-name="Standard"/>
      <text:p text:style-name="Standard">Les sites web que j'utilise pour la veille informatique sont l'ANSSI (https://www.ssi.gouv.fr/), Agence nationale de la sécurité des systèmes d’information et CERT-FR: (https://www.cert.ssi.gouv.fr/), centre gouvernemental de veille, d’alerte et de réponse aux attaques informatiques, est un organisme français qui participe à la mission d'autorité nationale de défense des systèmes d’information.</text:p>
      <text:p text:style-name="Standard"/>
      <text:p text:style-name="Standard"/>
      <text:p text:style-name="P1"><text:span text:style-name="T2"> </text:span><text:span text:style-name="T1">Tâche : présenter brièvement votre site internet </text:span>:</text:p>
      <text:p text:style-name="P1"/>
      <text:p text:style-name="P2"><text:span text:style-name="T9">tribeshomestay</text:span> a pour vocation de <text:span text:style-name="T9">proposer des séjours depaysant pour les personnes qui veulent se deconnecter du monde du travail, du stress au quotidien et se recentrer sur l’essentiel en partageant au quotidien la vie des locaux.</text:span></text:p>
      <text:p text:style-name="P2"/>
      <text:p text:style-name="P2"><text:span text:style-name="T2"> </text:span><text:span text:style-name="T1">Tâche : expliquer à quoi sert le role admin sur votre site</text:span> </text:p>
      <text:p text:style-name="P2"/>
      <text:p text:style-name="P4">Le rôle d’admin sert à gerer la base de donnée, ajouter, modifier et supprimer les <text:span text:style-name="T9">séjours et dates de disponibilité</text:span>.</text:p>
      <text:p text:style-name="P4"/>
      <text:p text:style-name="P4"><text:span text:style-name="T2"> </text:span><text:span text:style-name="T1">Tâche : expliquer le role user et ce qu'il peut faire sur votre site</text:span> </text:p>
      <text:p text:style-name="P4"/>
      <text:p text:style-name="P4">Le rôle user permet de naviguer dans son compte client, pour ajouter, modifier ses infos personnelles ou ses <text:span text:style-name="T9">reservations</text:span>,</text:p>
      <text:p text:style-name="P4">Ce rôle est indispensable pour <text:span text:style-name="T9">reserver</text:span>.</text:p>
      <text:p text:style-name="P4"/>
      <text:p text:style-name="P2"><text:span text:style-name="T2"> </text:span><text:span text:style-name="T1">Tâche : donner quelques mots sur le marché, le domaine de l'activité et à votre avis, pourquoi il y a des concurrents sur ce marché</text:span> </text:p>
      <text:p text:style-name="P3"/>
      <text:p text:style-name="P14">Tribeshomestay évolue sur le marché du tourisme d'expérience, qui connaît une forte croissance ces dernières années. Les voyageurs recherchent de plus en plus des expériences authentiques et locales qui leur permettent de découvrir des cultures différentes et de s'immerger dans des modes de vie différents.</text:p>
      <text:p text:style-name="P13">Le domaine d'activité de Tribeshomestay se concentre sur les séjours en immersion chez les locaux, en offrant la possibilité aux voyageurs de partager leur vie quotidienne, de découvrir leur culture et leurs traditions, et de vivre une expérience authentique loin du tourisme de masse.</text:p>
      <text:p text:style-name="P13">Il y a des concurrents sur ce marché pour plusieurs raisons. D'abord, le marché du tourisme d'expérience connaît une forte croissance, ce qui attire de nouveaux acteurs. Ensuite, les voyages immersifs chez les locaux sont une tendance en plein essor, ce qui encourage l'émergence de nouveaux acteurs. Enfin, les voyageurs recherchent souvent plusieurs options avant de faire leur choix final, ce qui crée de la concurrence sur le marché.</text:p>
      <text:p text:style-name="P13">Cependant, chaque entreprise a sa propre identité et sa propre approche en matière de voyage, ce qui signifie qu'il y a de la place pour plusieurs acteurs sur le marché. Tribeshomestay se distingue notamment par sa volonté de créer une expérience authentique pour ses clients en les immergents dans la vie quotidienne des locaux.</text:p>
      <text:p text:style-name="P3"><text:soft-page-break/></text:p>
      <text:p text:style-name="P3"/>
      <text:p text:style-name="P3"><text:span text:style-name="T2"> </text:span><text:span text:style-name="T1">Tâche : décrire chacun de vos concurrents sur ce marché</text:span> </text:p>
      <text:p text:style-name="P3"/>
      <text:p text:style-name="P4"><text:span text:style-name="T4">Il existe plusieurs entreprises qui proposent des séjours en immersion chez les locaux, notamment :</text:span></text:p>
      <text:p text:style-name="P4"><text:span text:style-name="T4"/></text:p>
      <text:p text:style-name="P4"><text:span text:style-name="T4">Airbnb : connue pour la location de logements de particuliers, Airbnb propose également des expériences de voyage immersives, telles que des cours de cuisine chez l'habitant ou des visites de quartiers en compagnie de locaux.</text:span></text:p>
      <text:p text:style-name="P4"><text:span text:style-name="T4"/></text:p>
      <text:p text:style-name="P4"><text:span text:style-name="T4">Homestay.com : ce site web permet aux voyageurs de réserver des hébergements chez des locaux, qui offrent également des repas et des activités pour découvrir leur culture.</text:span></text:p>
      <text:p text:style-name="P4"><text:span text:style-name="T4"/></text:p>
      <text:p text:style-name="P4"><text:span text:style-name="T4">Withlocals : une plateforme de voyage qui met en relation les voyageurs avec des guides locaux pour des visites et des expériences culinaires, culturelles ou sportives.</text:span></text:p>
      <text:p text:style-name="P4"><text:span text:style-name="T4"/></text:p>
      <text:p text:style-name="P4"><text:span text:style-name="T4">Vayable : une entreprise qui propose des activités de voyage uniques, organisées par des locaux passionnés, pour découvrir leur ville ou leur région de manière authentique.</text:span></text:p>
      <text:p text:style-name="P4"><text:span text:style-name="T4"/></text:p>
      <text:p text:style-name="P4"><text:span text:style-name="T4">Ces entreprises peuvent être considérées comme des concurrents de Tribeshomestay, bien qu'elles aient chacune leur propre approche en matière de voyage. Les différences entre ces entreprises peuvent notamment se trouver dans les types d'expériences proposées, les destinations, les tarifs ou encore les services supplémentaires offerts.</text:span></text:p>
      <text:p text:style-name="P9"/>
      <text:p text:style-name="P7"><text:span text:style-name="T6"> Tâche : expliquer la population cible de votre site internet</text:span><text:span text:style-name="T8"> </text:span></text:p>
      <text:p text:style-name="P6"><text:line-break/><text:span text:style-name="T5">Les personnes cibles sont les 25-50 ans, cadre juniors <text:s/>ou séniors</text:span></text:p>
      <text:p text:style-name="P10"/>
      <text:p text:style-name="P5"><text:span text:style-name="T3"> </text:span><text:span text:style-name="T1">Tâche : expliquer une fonctionnalité important de votre site internet</text:span><text:span text:style-name="T4"> </text:span></text:p>
      <text:p text:style-name="P10"/>
      <text:p text:style-name="P10"/>
      <text:p text:style-name="P10"/>
      <text:p text:style-name="P5"><text:span text:style-name="T2"> </text:span><text:span text:style-name="T1">Tâche : expliquer l'historique, la naissance de votre idée</text:span> </text:p>
      <text:p text:style-name="P5"/>
      <text:p text:style-name="P5"/>
      <text:p text:style-name="P5"/>
      <text:p text:style-name="P8"> <text:span text:style-name="T6">Tâche : expliquer le premier objectif du site</text:span></text:p>
      <text:p text:style-name="P6"><text:line-break/></text:p>
      <text:p text:style-name="P6"/>
      <text:p text:style-name="P6"><text:span text:style-name="T2"> </text:span><text:span text:style-name="T1">Tâche : expliquer le 2nd objectif de votre site</text:span> </text:p>
      <text:p text:style-name="P6"/>
      <text:p text:style-name="P5"><text:soft-page-break/></text:p>
      <text:p text:style-name="P5"/>
      <text:p text:style-name="P5"><text:span text:style-name="T2"> </text:span><text:span text:style-name="T1">Tâche : expliquer le besoin que votre site comble et comment il le comble</text:span> </text:p>
      <text:p text:style-name="P5"/>
      <text:p text:style-name="P5"/>
      <text:p text:style-name="P5"/>
      <text:p text:style-name="P8"> <text:span text:style-name="T6">Tâche : expliquer l'espace utilisateur de votre site</text:span></text:p>
      <text:p text:style-name="P6"><text:line-break/></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erif"/>
    <style:font-face style:name="Liberation Serif" svg:font-family="'Liberation Serif'" style:font-family-generic="roman" style:font-pitch="variable"/>
    <style:font-face style:name="Quicksand" svg:font-family="Quicksand, sans-serif"/>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5T09:31:03.316000000</dc:date>
    <meta:editing-duration>PT3H8M48S</meta:editing-duration>
    <meta:editing-cycles>3</meta:editing-cycles>
    <meta:generator>LibreOffice/7.4.3.2$Windows_X86_64 LibreOffice_project/1048a8393ae2eeec98dff31b5c133c5f1d08b890</meta:generator>
    <meta:document-statistic meta:table-count="0" meta:image-count="0" meta:object-count="0" meta:page-count="3" meta:paragraph-count="31" meta:word-count="688" meta:character-count="4426" meta:non-whitespace-character-count="3740"/>
  </office:meta>
</office:document-meta>
</file>